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, 'Arial Unicode M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adornments="Lodia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roman"/>
    <style:font-face style:name="TimesNewRomanPS-BoldItalicMT" svg:font-family="TimesNewRomanPS-BoldItalicMT"/>
    <style:font-face style:name="TimesNewRomanPS-ItalicMT" svg:font-family="TimesNewRomanPS-ItalicMT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18" style:family="table-cell" style:parent-style-name="Default">
      <style:text-properties style:font-name="Times New Roman1" fo:font-size="12pt" fo:language="zxx" fo:country="none" fo:font-style="italic" style:font-name-asian="Andale Sans UI" style:font-size-asian="12pt" style:language-asian="zxx" style:country-asian="none" style:font-style-asian="italic" style:font-name-complex="Times New Roman1" style:font-size-complex="12pt" style:language-complex="zxx" style:country-complex="none" style:font-style-complex="italic"/>
    </style:style>
    <style:style style:name="ce19" style:family="table-cell" style:parent-style-name="Default">
      <style:text-properties style:font-name="Times New Roman1" fo:font-size="12pt" fo:font-style="normal" style:font-size-asian="12pt" style:font-style-asian="normal" style:font-size-complex="12pt" style:font-style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fo:font-style="italic" style:font-name-asian="Times New Roman2" style:font-size-asian="12pt" style:language-asian="none" style:country-asian="none" style:font-style-asian="italic" style:font-name-complex="Times New Roman2" style:font-size-complex="12pt" style:language-complex="none" style:country-complex="none" style:font-style-complex="italic"/>
    </style:style>
    <style:style style:name="ce22" style:family="table-cell" style:parent-style-name="Default">
      <style:text-properties fo:color="#000000" style:font-name="Times New Roman1" fo:font-size="12pt" fo:language="zxx" fo:country="none" fo:font-style="italic" style:font-name-asian="Andale Sans UI" style:font-size-asian="12pt" style:language-asian="zxx" style:country-asian="none" style:font-style-asian="italic" style:font-name-complex="Times New Roman1" style:font-size-complex="12pt" style:language-complex="zxx" style:country-complex="none" style:font-style-complex="italic"/>
    </style:style>
    <style:style style:name="ce25" style:family="table-cell" style:parent-style-name="Default">
      <style:text-properties style:use-window-font-color="true" style:font-name="Times New Roman1" fo:font-size="12pt" fo:language="none" fo:country="none" fo:font-style="italic" style:font-name-asian="Andale Sans UI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5" style:family="table-cell" style:parent-style-name="Default">
      <style:text-properties style:font-name="Times New Roman1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font-style="italic" style:font-name-asian="Times New Roman2" style:font-size-asian="12pt" style:font-style-asian="italic" style:font-name-complex="Times New Roman2" style:font-size-complex="12pt" style:font-style-complex="italic"/>
    </style:style>
    <style:style style:name="ce21" style:family="table-cell" style:parent-style-name="Default"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23" style:family="table-cell" style:parent-style-name="Default">
      <style:text-properties fo:color="#000000" style:font-name="Times New Roman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24" style:family="table-cell" style:parent-style-name="Default">
      <style:text-properties fo:color="#000000" style:font-name="Times New Roman1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7" style:family="table-cell" style:parent-style-name="Default">
      <style:text-properties style:text-outline="false" style:text-line-through-style="none" style:text-line-through-type="none" style:font-name="Times New Roman1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Mang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style:font-name-asian="Segoe UI" style:font-size-asian="12pt" style:language-asian="none" style:country-asian="none" style:font-name-complex="Times New Roman1" style:font-size-complex="12pt" style:language-complex="none" style:country-complex="non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2" fo:font-size="12pt" fo:language="none" fo:country="none" style:font-name-asian="Segoe UI" style:font-size-asian="12pt" style:language-asian="none" style:country-asian="none" style:font-name-complex="Times New Roman2" style:font-size-complex="12pt" style:language-complex="none" style:country-complex="none"/>
    </style:style>
    <style:style style:name="ce11" style:family="table-cell" style:parent-style-name="Default">
      <style:text-properties style:font-name="Times New Roman1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style:font-name-asian="Segoe UI" style:font-size-asian="12pt" style:language-asian="none" style:country-asian="none" style:font-name-complex="Times New Roman2" style:font-size-complex="12pt" style:language-complex="none" style:country-complex="none"/>
    </style:style>
    <style:style style:name="ce13" style:family="table-cell" style:parent-style-name="Default">
      <style:text-properties style:font-name="Times New Roman1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Times New Roman1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4" style:family="text">
      <style:text-properties style:font-name="Times New Roman1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bold" style:font-weight-asian="bold" style:font-weight-complex="bold"/>
    </style:style>
    <style:style style:name="T5" style:family="text">
      <style:text-properties style:font-name="Times New Roman1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Times New Roman1" fo:font-size="12pt" style:font-name-asian="Times New Roman2" style:font-name-complex="Times New Roman2" style:font-size-asian="12pt" style:font-size-complex="12pt"/>
    </style:style>
    <style:style style:name="T8" style:family="text">
      <style:text-properties style:font-name="Times New Roman1" fo:font-size="12pt" style:font-name-asian="Times New Roman2" style:font-name-complex="Times New Roman2" style:font-size-asian="12pt" style:font-size-complex="12pt" fo:font-weight="bold" style:font-weight-asian="bold" style:font-weight-complex="bold"/>
    </style:style>
    <style:style style:name="T9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/>
    </style:style>
    <style:style style:name="T10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fo:color="#000000" style:font-name="Times New Roman1" fo:font-size="12pt" fo:font-weight="bold" style:font-weight-asian="bold" style:font-weight-complex="bold"/>
    </style:style>
    <style:style style:name="T11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style:font-name="Times New Roman1" fo:font-size="12pt" style:use-window-font-color="tru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name="Times New Roman1" fo:font-size="12pt" style:font-size-asian="12pt" style:font-size-complex="12pt"/>
    </style:style>
    <style:style style:name="T15" style:family="text">
      <style:text-properties style:font-name="Times New Roman1" fo:font-size="12pt" style:font-size-asian="12pt" style:font-size-complex="12pt" fo:font-weight="normal" style:font-weight-asian="normal" style:font-weight-complex="normal"/>
    </style:style>
    <style:style style:name="T16" style:family="text">
      <style:text-properties style:font-name="Times New Roman1" fo:font-size="12pt" style:font-size-asian="12pt" style:font-size-complex="12pt" fo:font-weight="bold" style:font-weight-asian="bold" style:font-weight-complex="bold"/>
    </style:style>
    <style:style style:name="T17" style:family="text">
      <style:text-properties style:font-name="Times New Roman1" fo:font-size="12pt" fo:font-weight="bold" style:font-size-asian="12pt" style:font-size-complex="12pt" style:font-weight-asian="bold" style:font-weight-complex="bold"/>
    </style:style>
    <style:style style:name="T18" style:family="text">
      <style:text-properties style:letter-kerning="true"/>
    </style:style>
    <style:style style:name="T19" style:family="text">
      <style:text-properties style:letter-kerning="true" fo:color="#000000" style:font-name="Times New Roman1" fo:font-size="12pt" fo:font-weight="bold" fo:font-style="italic" fo:language="zxx" fo:country="none" style:language-asian="zxx" style:country-asian="none" style:language-complex="zxx" style:country-complex="none" style:font-name-complex="Times New Roman1" style:font-weight-asian="bold" style:font-weight-complex="bold" style:font-style-asian="italic" style:font-style-complex="italic"/>
    </style:style>
    <style:style style:name="T20" style:family="text">
      <style:text-properties style:letter-kerning="true" style:font-name="Times New Roman1" fo:font-size="12pt" fo:font-style="italic" fo:language="zxx" fo:country="none" style:language-asian="zxx" style:country-asian="none" style:language-complex="zxx" style:country-complex="none" style:font-name-complex="Times New Roman1" style:font-style-asian="italic" style:font-style-complex="italic" style:use-window-font-color="true"/>
    </style:style>
    <style:style style:name="T21" style:family="text">
      <style:text-properties style:letter-kerning="true" style:font-name="Times New Roman1" fo:font-size="12pt" fo:font-weight="bold" fo:font-style="italic" fo:language="zxx" fo:country="none" style:language-asian="zxx" style:country-asian="none" style:language-complex="zxx" style:country-complex="none" style:font-name-complex="Times New Roman1" style:font-weight-asian="bold" style:font-weight-complex="bold" style:font-style-asian="italic" style:font-style-complex="italic"/>
    </style:style>
    <style:style style:name="T22" style:family="text">
      <style:text-properties style:font-name="Times New Roman1"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1" style:font-weight-asian="bold" style:font-weight-complex="bold" style:font-style-asian="italic" style:font-style-complex="italic"/>
    </style:style>
    <style:style style:name="T23" style:family="text">
      <style:text-properties style:font-name="Times New Roman1" fo:font-size="12pt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/>
    </style:style>
    <style:style style:name="T24" style:family="text">
      <style:text-properties fo:font-size="12pt" style:letter-kerning="true" style:font-size-asian="12pt" style:font-size-complex="12pt"/>
    </style:style>
    <style:style style:name="T25" style:family="text">
      <style:text-properties fo:font-size="12pt" style:letter-kerning="true" style:font-size-asian="12pt" style:font-size-complex="12pt" fo:font-weight="bold" fo:font-style="italic" fo:language="zxx" fo:country="none" style:language-asian="zxx" style:country-asian="none" style:language-complex="zxx" style:country-complex="none" style:font-name-complex="Times New Roman1" style:font-weight-asian="bold" style:font-weight-complex="bold" style:font-style-asian="italic" style:font-style-complex="italic"/>
    </style:style>
    <style:style style:name="T26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1" style:font-style-asian="italic" style:font-style-complex="italic"/>
    </style:style>
    <style:style style:name="T27" style:family="text">
      <style:text-properties style:font-name="Times New Roman1" fo:font-size="12pt" fo:font-style="italic" style:letter-kerning="true" fo:language="zxx" fo:country="none" style:language-asian="zxx" style:country-asian="none" style:language-complex="zxx" style:country-complex="none" style:font-name-complex="Times New Roman1" style:font-size-asian="12pt" style:font-size-complex="12pt" style:font-style-asian="italic" style:font-style-complex="italic"/>
    </style:style>
    <style:style style:name="T28" style:family="text">
      <style:text-properties style:font-name="Times New Roman1" fo:font-size="12pt" fo:font-style="italic" style:letter-kerning="true" fo:language="zxx" fo:country="none" style:language-asian="zxx" style:country-asian="none" style:language-complex="zxx" style:country-complex="none" style:font-name-complex="Times New Roman1" style:font-size-asian="12pt" style:font-size-complex="12pt" style:font-style-asian="italic" style:font-style-complex="italic" fo:font-weight="normal" style:font-weight-asian="normal" style:font-weight-complex="normal"/>
    </style:style>
    <style:style style:name="T29" style:family="text">
      <style:text-properties style:font-name="Times New Roman1" fo:font-size="12pt" fo:font-style="italic" style:letter-kerning="true" fo:language="zxx" fo:country="none" style:language-asian="zxx" style:country-asian="none" style:language-complex="zxx" style:country-complex="none" style:font-name-complex="Times New Roman1" style:font-size-asian="12pt" style:font-size-complex="12pt" style:font-style-asian="italic" style:font-style-complex="italic" fo:font-weight="bold" style:font-weight-asian="bold" style:font-weight-complex="bold"/>
    </style:style>
    <style:style style:name="T30" style:family="text">
      <style:text-properties fo:font-weight="bold" style:font-weight-asian="bold" style:font-weight-complex="bold" style:font-name="Times New Roman2"/>
    </style:style>
    <style:style style:name="T31" style:family="text">
      <style:text-properties style:font-name="Times New Roman2"/>
    </style:style>
    <style:style style:name="T32" style:family="text">
      <style:text-properties style:letter-kerning="true" style:font-name="Times New Roman1" fo:font-size="12pt" fo:font-style="italic" fo:language="zxx" fo:country="none" style:language-asian="zxx" style:country-asian="none" style:language-complex="zxx" style:country-complex="none" style:font-name-complex="Times New Roman1" style:font-style-asian="italic" style:font-style-complex="italic"/>
    </style:style>
    <style:style style:name="T33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1" style:font-style-asian="italic" style:font-style-complex="italic" fo:font-weight="normal" style:font-weight-asian="normal" style:font-weight-complex="normal"/>
    </style:style>
    <style:style style:name="T34" style:family="text">
      <style:text-properties style:font-name="Times New Roman1" fo:font-size="12pt" fo:font-style="italic" style:font-size-asian="12pt" style:font-size-complex="12pt" style:font-style-asian="italic" style:font-style-complex="italic"/>
    </style:style>
    <style:style style:name="T35" style:family="text">
      <style:text-properties style:font-name="Times New Roman1" fo:font-size="12pt" fo:font-style="italic" style:font-size-asian="12pt" style:font-size-complex="12pt" style:font-style-asian="italic" style:font-style-complex="italic" fo:font-weight="bold" style:font-name-asian="Times New Roman2" style:font-name-complex="Times New Roman2" style:font-weight-asian="bold" style:font-weight-complex="bold"/>
    </style:style>
    <style:style style:name="T36" style:family="text">
      <style:text-properties style:font-name="Times New Roman1" fo:font-size="12pt" fo:font-style="italic" style:font-size-asian="12pt" style:font-size-complex="12pt" style:font-style-asian="italic" style:font-style-complex="italic" style:font-name-asian="Times New Roman2" style:font-name-complex="Times New Roman2"/>
    </style:style>
    <style:style style:name="T37" style:family="text">
      <style:text-properties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1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8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39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40" style:family="text">
      <style:text-properties style:letter-kerning="true" fo:color="#000000"/>
    </style:style>
    <style:style style:name="T41" style:family="text">
      <style:text-properties style:font-name="Times New Roman1" fo:font-size="12pt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fo:font-weight="bold" style:font-weight-asian="bold" style:font-weight-complex="bold"/>
    </style:style>
    <style:style style:name="T42" style:family="text">
      <style:text-properties fo:font-size="12pt" style:letter-kerning="true" style:font-size-asian="12pt" style:font-size-complex="12pt" fo:font-weight="normal" fo:font-style="italic" fo:language="zxx" fo:country="none" style:language-asian="zxx" style:country-asian="none" style:language-complex="zxx" style:country-complex="none" style:font-name-complex="Times New Roman1" style:font-weight-asian="normal" style:font-weight-complex="normal" style:font-style-asian="italic" style:font-style-complex="italic"/>
    </style:style>
    <style:style style:name="T43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1" style:font-style-asian="italic" style:font-style-complex="italic" fo:font-weight="bold" style:font-weight-asian="bold" style:font-weight-complex="bold"/>
    </style:style>
    <style:style style:name="T44" style:family="text">
      <style:text-properties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1" style:font-size-asian="12pt" style:font-size-complex="12pt" style:font-weight-asian="bold" style:font-weight-complex="bold" style:font-style-asian="italic" style:font-style-complex="italic"/>
    </style:style>
    <style:style style:name="T45" style:family="text">
      <style:text-properties style:font-name="Times New Roman2" fo:font-weight="bold" style:font-weight-asian="bold" style:font-weight-complex="bold"/>
    </style:style>
    <style:style style:name="T46" style:family="text">
      <style:text-properties style:font-name-asian="Times New Roman2" style:font-name-complex="Times New Roman2"/>
    </style:style>
    <style:style style:name="T47" style:family="text">
      <style:text-properties style:font-name-asian="Times New Roman2" style:font-name-complex="Times New Roman2" fo:font-weight="bold" style:font-weight-asian="bold" style:font-weight-complex="bold"/>
    </style:style>
    <style:style style:name="T48" style:family="text">
      <style:text-properties style:font-name="Times New Roman1" fo:font-size="12pt" fo:font-style="italic" style:font-name-asian="Times New Roman2" style:font-name-complex="Times New Roman2" style:font-size-asian="12pt" style:font-size-complex="12pt" style:font-style-asian="italic" style:font-style-complex="italic"/>
    </style:style>
    <style:style style:name="T49" style:family="text">
      <style:text-properties style:font-name="Times New Roman1" fo:font-size="12pt" fo:font-style="italic" style:font-name-asian="Times New Roman2" style:font-name-complex="Times New Roman2" style:font-size-asian="12pt" style:font-size-complex="12pt" style:font-style-asian="italic" style:font-style-complex="italic" fo:font-weight="bold" style:font-weight-asian="bold" style:font-weight-complex="bold"/>
    </style:style>
    <style:style style:name="T50" style:family="text">
      <style:text-properties fo:font-size="12pt" fo:font-weight="bold" fo:font-style="italic" style:font-name-asian="TimesNewRomanPS-BoldItalicMT" style:font-name-complex="TimesNewRomanPS-BoldItalicMT" style:font-size-asian="12pt" style:font-size-complex="12pt" style:font-weight-asian="bold" style:font-weight-complex="bold" style:font-style-asian="italic" style:font-style-complex="italic"/>
    </style:style>
    <style:style style:name="T51" style:family="text">
      <style:text-properties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52" style:family="text">
      <style:text-properties fo:font-size="12pt" fo:font-weight="bold" fo:font-style="italic" style:font-name-asian="TimesNewRomanPS-ItalicMT" style:font-name-complex="TimesNewRomanPS-ItalicMT" style:font-size-asian="12pt" style:font-size-complex="12pt" style:font-weight-asian="bold" style:font-weight-complex="bold" style:font-style-asian="italic" style:font-style-complex="italic"/>
    </style:style>
    <style:style style:name="T53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54" style:family="text">
      <style:text-properties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55" style:family="text">
      <style:text-properties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56" style:family="text">
      <style:text-properties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57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58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BoldItalicMT" style:font-name-complex="TimesNewRomanPS-BoldItalicMT"/>
    </style:style>
    <style:style style:name="T59" style:family="text">
      <style:text-properties style:font-name="Times New Roman1"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60" style:family="text">
      <style:text-properties style:font-name="Times New Roman1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BoldItalicMT" style:font-name-complex="TimesNewRomanPS-BoldItalicMT"/>
    </style:style>
    <style:style style:name="T61" style:family="text">
      <style:text-properties style:font-name="Times New Roman1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ItalicMT" style:font-name-complex="TimesNewRomanPS-ItalicMT"/>
    </style:style>
    <style:style style:name="T62" style:family="text">
      <style:text-properties style:font-name="Times New Roman1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63" style:family="text">
      <style:text-properties style:font-name="Times New Roman1"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64" style:family="text">
      <style:text-properties style:font-name="Times New Roman1"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65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bold" style:font-weight-asian="bold" style:font-weight-complex="bold"/>
    </style:style>
    <style:style style:name="T66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normal" style:font-weight-asian="normal" style:font-weight-complex="normal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70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71" style:family="text">
      <style:text-properties style:font-name="Times New Roman1" fo:font-size="12pt" style:font-size-asian="12pt" style:font-size-complex="12pt" style:font-name-complex="Times New Roman1"/>
    </style:style>
    <style:style style:name="T72" style:family="text">
      <style:text-properties style:font-name="Times New Roman1" fo:font-size="12pt" style:font-size-asian="12pt" style:font-size-complex="12pt" style:font-name-complex="Times New Roman2"/>
    </style:style>
    <style:style style:name="T73" style:family="text">
      <style:text-properties style:font-name="Times New Roman1" fo:font-size="12pt" style:font-size-asian="12pt" style:font-size-complex="12pt" style:font-name-complex="Times New Roman1" fo:font-style="italic" style:font-style-complex="italic"/>
    </style:style>
    <style:style style:name="T74" style:family="text">
      <style:text-properties style:font-name="Times New Roman1" fo:font-size="12pt" style:font-size-asian="12pt" style:font-size-complex="12pt" style:font-name-complex="Times New Roman1" fo:font-style="normal" style:font-style-complex="normal"/>
    </style:style>
    <style:style style:name="T75" style:family="text">
      <style:text-properties style:font-name="Times New Roman1" fo:font-size="12pt" style:font-name-complex="Times New Roman1" style:font-size-asian="12pt" style:font-size-complex="12pt"/>
    </style:style>
    <style:style style:name="T76" style:family="text">
      <style:text-properties style:font-name="Times New Roman1" fo:font-size="12pt" style:font-size-asian="12pt" style:font-size-complex="12pt" fo:font-style="normal" style:font-style-complex="normal"/>
    </style:style>
    <style:style style:name="T77" style:family="text">
      <style:text-properties style:font-name="Times New Roman1" fo:font-size="12pt" style:font-size-asian="12pt" style:font-size-complex="12pt" fo:font-style="italic" style:font-style-complex="italic"/>
    </style:style>
    <style:style style:name="T78" style:family="text">
      <style:text-properties fo:font-size="12pt" style:font-size-asian="12pt" style:font-size-complex="12pt"/>
    </style:style>
    <style:style style:name="T79" style:family="text">
      <style:text-properties fo:font-size="12pt" style:font-size-asian="12pt" style:font-size-complex="12pt" fo:font-style="italic" style:font-style-complex="italic"/>
    </style:style>
    <style:style style:name="T80" style:family="text">
      <style:text-properties style:font-name="Times New Roman2" style:font-name-asian="Times New Roman2" style:font-name-complex="Times New Roman2"/>
    </style:style>
    <style:style style:name="T81" style:family="text">
      <style:text-properties style:font-name-complex="Times New Roman1"/>
    </style:style>
    <style:style style:name="T82" style:family="text">
      <style:text-properties style:font-name-complex="Times New Roman2"/>
    </style:style>
    <style:style style:name="T83" style:family="text">
      <style:text-properties style:font-name-complex="Times New Roman1" fo:font-style="italic" style:font-style-complex="italic"/>
    </style:style>
    <style:style style:name="T84" style:family="text">
      <style:text-properties style:font-name-complex="Times New Roman1" fo:font-style="normal" style:font-style-complex="normal"/>
    </style:style>
    <style:style style:name="T85" style:family="text">
      <style:text-properties fo:font-size="12pt" style:font-name-complex="Times New Roman1" style:font-size-asian="12pt" style:font-size-complex="12pt"/>
    </style:style>
    <style:style style:name="T86" style:family="text">
      <style:text-properties fo:font-size="12pt" style:font-size-asian="12pt" style:font-size-complex="12pt" style:font-name-complex="Times New Roman2"/>
    </style:style>
    <style:style style:name="T87" style:family="text">
      <style:text-properties fo:font-size="12pt" style:font-size-asian="12pt" style:font-size-complex="12pt" style:font-name-complex="Times New Roman2" fo:font-style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9" table:default-cell-style-name="ce1"/>
        <table:table-column table:style-name="co1" table:default-cell-style-name="Default"/>
        <table:table-column table:style-name="co1" table:number-columns-repeated="16374" table:default-cell-style-name="ce1"/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TEXT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EXT TYP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STRATEGY</text:p>
          </table:table-cell>
          <table:table-cell table:style-name="ce14" office:value-type="string" calcext:value-type="string">
            <text:p>FORMAL STRUCTU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span text:style-name="T1">Voto eguitẽdot</text:span><text:span text:style-name="T2"> […] </text:span><text:span text:style-name="T3">cerucu sanctu eta sancta custiaj ta çuri aita goardaetaco erreguela tercera Sãt Frãciscuarẽ ordeacoa penitenciacoa ayta sanctu Nicolao laugarrenarẽ </text:span><text:span text:style-name="T4">emona</text:span><text:span text:style-name="T5"> eta </text:span><text:span text:style-name="T4">otorgadua</text:span><text:span text:style-name="T5">, eta ayta sãtu sist lau garrenarẽ aprovadua ta cõfirmadua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67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span text:style-name="T1">Voto eguitẽdot</text:span><text:span text:style-name="T2"> […] </text:span><text:span text:style-name="T3">cerucu sanctu eta sancta custiaj ta çuri aita goardaetaco erreguela tercera Sãt Frãciscuarẽ ordeacoa penitenciacoa ayta sanctu Nicolao laugarrenarẽ emona eta otorgadua, eta ayta sãtu sist lau garrenarẽ </text:span><text:span text:style-name="T4">aprovadua</text:span><text:span text:style-name="T5"> ta </text:span><text:span text:style-name="T4">cõfirmadua</text:span><text:span text:style-name="T5">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67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Hanbat gende dacuscula hunec <text:span text:style-name="T6">enganaturic</text:span></text:p>
          </table:table-cell>
          <table:table-cell office:value-type="string" calcext:value-type="string">
            <text:p>Etxepare’s <text:span text:style-name="T67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71">Bernat. 1980 </text:span><text:span text:style-name="T72">[1545]</text:span><text:span text:style-name="T71">. </text:span><text:span text:style-name="T73">Linguae vasconum primitiae</text:span><text:span text:style-name="T74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<text:span text:style-name="T7">Yzterbegui duyen oro nitan </text:span><text:span text:style-name="T8">vedi gaztiga</text:span></text:p>
          </table:table-cell>
          <table:table-cell office:value-type="string" calcext:value-type="string">
            <text:p>Etxepare’s <text:span text:style-name="T67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71">Bernat. 1980 </text:span><text:span text:style-name="T72">[1545]</text:span><text:span text:style-name="T71">. </text:span><text:span text:style-name="T73">Linguae vasconum primitiae</text:span><text:span text:style-name="T74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67">edi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Beccatore guira eta mira eztaquigula balinetan vide gabe <text:span text:style-name="T6">acusatu baguira</text:span></text:p>
          </table:table-cell>
          <table:table-cell office:value-type="string" calcext:value-type="string">
            <text:p>Etxepare’s <text:span text:style-name="T67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71">Bernat. 1980 </text:span><text:span text:style-name="T72">[1545]</text:span><text:span text:style-name="T71">. </text:span><text:span text:style-name="T73">Linguae vasconum primitiae</text:span><text:span text:style-name="T74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Zein sainduren besta daten orhit egun berian eta noren ycenetan <text:span text:style-name="T6">fundatu den</text:span> eliça</text:p>
          </table:table-cell>
          <table:table-cell office:value-type="string" calcext:value-type="string">
            <text:p>Etxepare’s <text:span text:style-name="T67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71">Bernat. 1980 </text:span><text:span text:style-name="T72">[1545]</text:span><text:span text:style-name="T71">. </text:span><text:span text:style-name="T73">Linguae vasconum primitiae</text:span><text:span text:style-name="T74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Orhit adi orduyan nola <text:span text:style-name="T6">yçan redemitu</text:span> haren odol saynduyaz</text:p>
          </table:table-cell>
          <table:table-cell office:value-type="string" calcext:value-type="string">
            <text:p>Etxepare’s <text:span text:style-name="T67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71">Bernat. 1980 </text:span><text:span text:style-name="T72">[1545]</text:span><text:span text:style-name="T71">. </text:span><text:span text:style-name="T73">Linguae vasconum primitiae</text:span><text:span text:style-name="T74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Heuscaldunac mundu orotan <text:span text:style-name="T6">preciatu ciraden</text:span></text:p>
          </table:table-cell>
          <table:table-cell office:value-type="string" calcext:value-type="string">
            <text:p>Etxepare’s <text:span text:style-name="T67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71">Bernat. 1980 </text:span><text:span text:style-name="T72">[1545]</text:span><text:span text:style-name="T71">. </text:span><text:span text:style-name="T73">Linguae vasconum primitiae</text:span><text:span text:style-name="T74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18" office:value-type="string" calcext:value-type="string">
            <text:p><text:span text:style-name="T9">Anhiz iende </text:span><text:span text:style-name="T10">enganatu doa</text:span><text:span text:style-name="T11"> luçamenduyaz</text:span></text:p>
          </table:table-cell>
          <table:table-cell office:value-type="string" calcext:value-type="string">
            <text:p>Etxepare’s <text:span text:style-name="T67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71">Bernat. 1980 </text:span><text:span text:style-name="T72">[1545]</text:span><text:span text:style-name="T71">. </text:span><text:span text:style-name="T73">Linguae vasconum primitiae</text:span><text:span text:style-name="T74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7">jo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Hala eguin vadaçagu <text:span text:style-name="T6">ohoratu guirate</text:span></text:p>
          </table:table-cell>
          <table:table-cell office:value-type="string" calcext:value-type="string">
            <text:p>Etxepare’s <text:span text:style-name="T67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71">Bernat. 1980 </text:span><text:span text:style-name="T72">[1545]</text:span><text:span text:style-name="T71">. </text:span><text:span text:style-name="T73">Linguae vasconum primitiae</text:span><text:span text:style-name="T74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 (future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67">izan </text:span><text:span text:style-name="T13">+ -</text:span><text:span text:style-name="T67">te</text:span><text:span text:style-name="T13">/-</text:span><text:span text:style-name="T67">ke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alinetan ioan ezpaninz oguenduru ninçaten ene contra falseria bethi <text:span text:style-name="T6">cinhexi çaten</text:span></text:p>
          </table:table-cell>
          <table:table-cell office:value-type="string" calcext:value-type="string">
            <text:p>Etxepare’s <text:span text:style-name="T67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71">Bernat. 1980 </text:span><text:span text:style-name="T72">[1545]</text:span><text:span text:style-name="T71">. </text:span><text:span text:style-name="T73">Linguae vasconum primitiae</text:span><text:span text:style-name="T74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 (future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67">izan </text:span><text:span text:style-name="T13">+ -</text:span><text:span text:style-name="T67">te</text:span><text:span text:style-name="T13">/-</text:span><text:span text:style-name="T67">ke</text:span>]</text:p>
          </table:table-cell>
          <table:table-cell table:number-columns-repeated="16375"/>
        </table:table-row>
        <table:table-row table:style-name="ro1">
          <table:table-cell table:style-name="ce19" office:value-type="string" calcext:value-type="string">
            <text:p><text:span text:style-name="T9">Legue honi segui vedi </text:span><text:span text:style-name="T10">salbu nahi duyena</text:span></text:p>
          </table:table-cell>
          <table:table-cell office:value-type="string" calcext:value-type="string">
            <text:p>Etxepare’s <text:span text:style-name="T67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71">Bernat. 1980 </text:span><text:span text:style-name="T72">[1545]</text:span><text:span text:style-name="T71">. </text:span><text:span text:style-name="T73">Linguae vasconum primitiae</text:span><text:span text:style-name="T74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7">ukan</text:span>]</text:p>
          </table:table-cell>
          <table:table-cell table:number-columns-repeated="16375"/>
        </table:table-row>
        <table:table-row table:style-name="ro1">
          <table:table-cell table:style-name="ce19" office:value-type="string" calcext:value-type="string">
            <text:p><text:span text:style-name="T9">Hoc veguira diçagula </text:span><text:span text:style-name="T10">salua guiten</text:span><text:span text:style-name="T11"> hegatic</text:span></text:p>
          </table:table-cell>
          <table:table-cell office:value-type="string" calcext:value-type="string">
            <text:p>Etxepare’s <text:span text:style-name="T67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71">Bernat. 1980 </text:span><text:span text:style-name="T72">[1545]</text:span><text:span text:style-name="T71">. </text:span><text:span text:style-name="T73">Linguae vasconum primitiae</text:span><text:span text:style-name="T74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67">edi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Iltean il ninçan, da <text:span text:style-name="T6">aztu ninçan</text:span></text:p>
          </table:table-cell>
          <table:table-cell office:value-type="string" calcext:value-type="string">
            <text:p>Landuchio’s <text:span text:style-name="T67">Dictionarium linguae cantabricae</text:span> (1562)</text:p>
          </table:table-cell>
          <table:table-cell office:value-type="string" calcext:value-type="string">
            <text:p>Landuchio, Nicolao. 1958 [1562]. <text:span text:style-name="T67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<text:span text:style-name="T12">Iltean </text:span><text:span text:style-name="T6">il ninçan</text:span><text:span text:style-name="T12">, da aztu ninçan</text:span></text:p>
          </table:table-cell>
          <table:table-cell office:value-type="string" calcext:value-type="string">
            <text:p>Landuchio’s <text:span text:style-name="T67">Dictionarium linguae cantabricae</text:span> (1562)</text:p>
          </table:table-cell>
          <table:table-cell office:value-type="string" calcext:value-type="string">
            <text:p>Landuchio, Nicolao. 1958 [1562]. <text:span text:style-name="T67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Anticausat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6">egiciriq</text:span> <text:span text:style-name="T13">[…]</text:span> munduac <text:span text:style-name="T12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67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6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67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12">edequiric</text:span> <text:span text:style-name="T13">[…]</text:span> haydeac eta adisquideac urte gutis <text:span text:style-name="T6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67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Harc bada aitzinetic amáz <text:span text:style-name="T6">instruitu içanic</text:span>, Indac hemen platean Ioannes Baptistaren buruä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t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<text:span text:style-name="T6">Batheyatzen ciraden</text:span> harẽnganic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<text:span text:style-name="T7">Dohatsu dirade iustitiagatic </text:span><text:span text:style-name="T8">persecutatzen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<text:span text:style-name="T14">Parti nadinean Espaigniarát, ethorriren naiz çuetara : ecen sperança dut iragaitean ikussiren çaituztedala, eta </text:span><text:span text:style-name="T15">çueçaz</text:span><text:span text:style-name="T16"> </text:span><text:span text:style-name="T14">hara </text:span><text:span text:style-name="T16">guidaturen naic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<text:span text:style-name="T17">Eramã cedin </text:span><text:span text:style-name="T15">Spirituaz</text:span><text:span text:style-name="T16"> </text:span><text:span text:style-name="T14">desertura, deabru</text:span><text:span text:style-name="T15">az</text:span><text:span text:style-name="T16"> </text:span><text:span text:style-name="T14">tenta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67">edi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Munduaren fundacionetic <text:span text:style-name="T6">preparatu çaiçuen</text:span> resumá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Haur gucia eguin içan da Prophetáz <text:span text:style-name="T6">erran cena</text:span> compli ledinçá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Gauça guciac niri neure Aitaz <text:span text:style-name="T6">eman çaizqui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Ecen hunela <text:span text:style-name="T6">scribatua duc</text:span> Prophetá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67">a</text:span>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Ene alaba <text:span text:style-name="T6">duc</text:span> deabruaz gaizqui <text:span text:style-name="T6">tormentatu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67">a</text:span>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Guero iguzquia goratu eta <text:span text:style-name="T6">erre içan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7">izan</text:span> (participle) + <text:span text:style-name="T67">izan</text:span> (auxiliary)]</text:p>
          </table:table-cell>
          <table:table-cell table:number-columns-repeated="16375"/>
        </table:table-row>
        <table:table-row table:style-name="ro1">
          <table:table-cell table:style-name="ce18" office:value-type="string" calcext:value-type="string">
            <text:p><text:span text:style-name="T18">Eta gu cembetez cineçago </text:span><text:span text:style-name="T19">emplegatzeco gara</text:span><text:span text:style-name="T20"> iaincoac bere euangelio saindu hunetan reuelatu eta declaratu drauzquigun mysterio eta secretu handi hautaco eçagutzearen vkaiten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nominalized root + -<text:span text:style-name="T67">ko</text:span>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18" office:value-type="string" calcext:value-type="string">
            <text:p><text:span text:style-name="T18">Simon </text:span><text:span text:style-name="T19">erraiten dena</text:span><text:span text:style-name="T20"> Pierris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18">Ceinec hiltzen baitituc prophetác, eta lapidatzen hiregana </text:span><text:span text:style-name="T21">igorri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Harc hobe luque baldin errota harribat haren leppoaren inguruän eçar baledi, eta <text:span text:style-name="T6">egotz ledin</text:span> isasso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67">edi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22">Eçagutzen naiz</text:span><text:span text:style-name="T23"> neure ardié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24">Ecen berce icenic ezta ceruären azpian guiçoney emã çayenic, ceinez </text:span><text:span text:style-name="T25">saluatu behar garé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7">behar</text:span>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24">Non </text:span><text:span text:style-name="T25">behar bainaiz iugeatu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7">behar</text:span>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24">Ecen iaincoaren spirituaz </text:span><text:span text:style-name="T25">gobernatzen diraden</text:span><text:span text:style-name="T26"> guciac, iaincoaren haour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24">Çuequin batean participant hartan </text:span><text:span text:style-name="T25">eguin na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67">edi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24">Ceinez </text:span><text:span text:style-name="T25">saluatzen</text:span><text:span text:style-name="T24">-ere </text:span><text:span text:style-name="T25">baitzarete</text:span><text:span text:style-name="T26">, baldin orhoit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22">Erideiten bagara</text:span><text:span text:style-name="T23"> gueuror-ere bekator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24">Ecen nic ikassi dut </text:span><text:span text:style-name="T25">erideiten naicenaren</text:span><text:span text:style-name="T26"> araura content içat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27">Eta nehorc eztrauca emaiten </text:span><text:span text:style-name="T28">bere buruäri</text:span><text:span text:style-name="T27"> ohore haur, baina iaincoaz </text:span><text:span text:style-name="T29">deitzen denac</text:span><text:span text:style-name="T27">, Aaron beça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24">Erekarri saluamendutaco bidera, cein baita hi euror </text:span><text:span text:style-name="T25">eçagut adin</text:span><text:span text:style-name="T26"> iainco eguiazco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67">edi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24">Eta berce remedioz batez-ere ecin </text:span><text:span text:style-name="T25">deliura</text:span><text:span text:style-name="T24"> ez </text:span><text:span text:style-name="T25">empara ahal gaitezqu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<text:span text:style-name="T67">ahal</text:span> + *<text:span text:style-name="T67">edi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Orduan haourtchoac <text:span text:style-name="T6">presentatu içan çaizcan</text:span> escuac gainean eçar litzença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 (past/plusquamperfect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7">izan</text:span> (participle) + <text:span text:style-name="T67">izan</text:span> (auxiliary)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Orduan compli cedin Hieremias prophetáz <text:span text:style-name="T6">erran içan c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 (past/plusquamperfect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7">izan</text:span> (participle) + <text:span text:style-name="T67">izan</text:span> (auxiliary)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Deabrua campora <text:span text:style-name="T6">egotzi içan cen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 (past/plusquamperfect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7">izan</text:span> (participle) + <text:span text:style-name="T67">izan</text:span> (auxiliary)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Babylonerát <text:span text:style-name="T6">eraman içan ciraden</text:span> ondo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 (past/plusquamperfect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7">izan</text:span> (participle) + <text:span text:style-name="T67">izan</text:span> (auxiliary)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Cein <text:span text:style-name="T6">c</text:span><text:span text:style-name="T30">õcebitu içan baita</text:span><text:span text:style-name="T31"> Spiritu sainduag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 (past/plusquamperfect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7">izan</text:span> (participle) + <text:span text:style-name="T67">izan</text:span> (auxiliary)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<text:span text:style-name="T6">Iustificatu içan da</text:span> sapientiá bere haourré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 (past/plusquamperfect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7">izan</text:span> (participle) + <text:span text:style-name="T67">izan</text:span> (auxiliary)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Çuhurretaric diligentqui <text:span text:style-name="T6">informatu içan cen</text:span> demboraren arau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 (past/plusquamperfect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7">izan</text:span> (participle) + <text:span text:style-name="T67">izan</text:span> (auxiliary)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18">Baina norc perseueraturen baitu finerano, hura </text:span><text:span text:style-name="T21">saluaturen d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 (future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18">Gobernadorén eta reguén aitzinera </text:span><text:span text:style-name="T21">eramanen çarete</text:span><text:span text:style-name="T32"> ene causa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 (future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<text:span text:style-name="T12">Haur gucia eguin içan da Prophetáz erran cena </text:span><text:span text:style-name="T6">compli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Impersonal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67">edi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24">Eta nor-ere </text:span><text:span text:style-name="T25">ezpaitzedin eriden</text:span><text:span text:style-name="T24"> vicitzeco liburuän scribaturic, suzco stagnera </text:span><text:span text:style-name="T33">iraitz ce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Impersonal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<text:span text:style-name="T34">Cerçaz </text:span><text:span text:style-name="T35">veztituren gara</text:span><text:span text:style-name="T36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<text:span text:style-name="T34">Çuec-ere campotic guiçoney </text:span><text:span text:style-name="T35">eracusten çarete </text:span><text:span text:style-name="T34">iusto, baina barnean hypocrisiaz eta iniquitatez betheac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Ecen eure hitzetaric <text:span text:style-name="T6">iustificaturen 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18" office:value-type="string" calcext:value-type="string">
            <text:p>Gu gucioc haren verthute <text:span text:style-name="T12">gutan</text:span> habitatzen denaz <text:span text:style-name="T6">substãtiatzen</text:span> eta conseruatzen <text:span text:style-name="T6">garen</text:span> becembate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18" office:value-type="string" calcext:value-type="string">
            <text:p><text:span text:style-name="T37">Gu gucioc haren verthute gutan habitatzen denaz substãtiatzen eta </text:span><text:span text:style-name="T38">conseruatzen</text:span><text:span text:style-name="T39"> </text:span><text:span text:style-name="T38">garen</text:span><text:span text:style-name="T39"> becembat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18" office:value-type="string" calcext:value-type="string">
            <text:p><text:span text:style-name="T18">Hebraicoa ala grecoa, frencesa ala latina igorten çayona eguiazco confidançarequin recebituren duenic, ez </text:span><text:span text:style-name="T19">presentatzen çayona</text:span><text:span text:style-name="T20"> bessarcaturẽ dueni batre ezt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18" office:value-type="string" calcext:value-type="string">
            <text:p><text:span text:style-name="T18">Iaincoa bethi eçagutzera </text:span><text:span text:style-name="T19">eman içan da</text:span><text:span text:style-name="T20"> eta contemplatzer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7">izan</text:span> (participle) + <text:span text:style-name="T67">izan</text:span> (auxiliary)]</text:p>
          </table:table-cell>
          <table:table-cell table:number-columns-repeated="16375"/>
        </table:table-row>
        <table:table-row table:style-name="ro1">
          <table:table-cell table:style-name="ce18" office:value-type="string" calcext:value-type="string">
            <text:p><text:span text:style-name="T18">Ecẽ ez bi beguiac dituala suco gehennara </text:span><text:span text:style-name="T19">iraitz 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67">edin</text:span>]</text:p>
          </table:table-cell>
          <table:table-cell table:number-columns-repeated="16375"/>
        </table:table-row>
        <table:table-row table:style-name="ro1">
          <table:table-cell table:style-name="ce18" office:value-type="string" calcext:value-type="string">
            <text:p><text:span text:style-name="T18">Eta contu eguiten hassi cenean,</text:span><text:span text:style-name="T40"> </text:span><text:span text:style-name="T19">presenta cequión</text:span><text:span text:style-name="T20"> bat, hamar-milla talent hari çor cerauc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67">edin</text:span>]</text:p>
          </table:table-cell>
          <table:table-cell table:number-columns-repeated="16375"/>
        </table:table-row>
        <table:table-row table:style-name="ro1">
          <table:table-cell table:style-name="ce18" office:value-type="string" calcext:value-type="string">
            <text:p><text:span text:style-name="T18">Nor da beraz </text:span><text:span text:style-name="T19">salua ahal daitenic</text:span><text:span text:style-name="T20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<text:span text:style-name="T67">ahal</text:span>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18">Baina ohá, eta </text:span><text:span text:style-name="T21">eracuts aquio</text:span><text:span text:style-name="T32"> sacrificadore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67">edi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18">Behar da anhitz suffri deçan, eta ezdeusetan </text:span><text:span text:style-name="T21">eduqui d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*<text:span text:style-name="T67">edi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18">Eta çuec campora </text:span><text:span text:style-name="T21">iraizten çaret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24">Ala çuec-ere haren discipulu </text:span><text:span text:style-name="T25">eguin nahi çarete</text:span><text:span text:style-name="T26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<text:span text:style-name="T67">nahi</text:span>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23">Haur cen ia heren aldia Iesus bere discipuluey </text:span><text:span text:style-name="T41">manifestatu içan çay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7">izan</text:span> (participle) + <text:span text:style-name="T67">izan</text:span> (auxiliary)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24">Aingueru berroan </text:span><text:span text:style-name="T25">aguertu içan çayonaren</text:span><text:span text:style-name="T26"> escu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7">izan</text:span> (participle) + <text:span text:style-name="T67">izan</text:span> (auxiliary)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24">Handic embarca citecen Antiochera, nondic </text:span><text:span text:style-name="T25">gommendatu içan baitziraden</text:span><text:span text:style-name="T26"> iaincoaren grati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7">izan</text:span> (participle) + <text:span text:style-name="T67">izan</text:span> (auxiliary)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24">Çuen legueaz ceuroc ikussiren duçue ecen gauça horién iuge ni </text:span><text:span text:style-name="T42">ez</text:span><text:span text:style-name="T43"> naiz nah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<text:span text:style-name="T67">nahi</text:span>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24">Ez hi solament, baina ni egun ençuten nauten guciac-ere </text:span><text:span text:style-name="T25">eguin cindeizten</text:span><text:span text:style-name="T26"> halaco, nolaco ni bain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24">Eta halaco gauça cinetén batzu: baina </text:span><text:span text:style-name="T25">ikuci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18">Eta </text:span><text:span text:style-name="T21">eguin içan natzaye</text:span><text:span text:style-name="T32"> iuduey iudu beçala, iuduac irabaz ditzade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7">izan</text:span> (participle) + <text:span text:style-name="T67">izan</text:span> (auxiliary)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22">Eguin naiz</text:span><text:span text:style-name="T23"> cobre soinu eguiten duenaren, edo cymbala dindatzen duenaren par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44">Behartzen gara</text:span><text:span text:style-name="T24">, baina ez </text:span><text:span text:style-name="T25">vtzit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18">Eta </text:span><text:span text:style-name="T21">beguiratu içan naiz</text:span><text:span text:style-name="T18"> eta </text:span><text:span text:style-name="T21">beguiraturen</text:span><text:span text:style-name="T32"> deusetan-ere çuen carga içatet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24">Etsay </text:span><text:span text:style-name="T25">eguin natzaiçue</text:span><text:span text:style-name="T26"> eguia erraiten drauçuedanean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18">Nor-ere </text:span><text:span text:style-name="T21">nahi baitirade</text:span><text:span text:style-name="T18"> apparent </text:span><text:span text:style-name="T21">eracutsi</text:span><text:span text:style-name="T32"> haragui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7">nahi</text:span>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24">Çuec-ere gure imitaçale </text:span><text:span text:style-name="T25">eguin içan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7">izan</text:span> (participle) + <text:span text:style-name="T67">izan</text:span> (auxiliary)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24">Ecen çuec, anayeác, imitaçale </text:span><text:span text:style-name="T25">eguin içan çarete</text:span><text:span text:style-name="T26"> iaincoaren eliça Iudean diradenén Iesus Christ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7">izan</text:span> (participle) + <text:span text:style-name="T67">izan</text:span> (auxiliary)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24">Eta baldin iustoa nequez </text:span><text:span text:style-name="T25">saluatzen bada</text:span><text:span text:style-name="T26">, infidela eta bekatorea non comparituren da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24">Eta experimentatu dituán apostolu </text:span><text:span text:style-name="T25">erraiten diradenac</text:span><text:span text:style-name="T26"> eta ezpait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24">Eta nor-ere </text:span><text:span text:style-name="T33">ezpaitzedin eriden</text:span><text:span text:style-name="T24"> vicitzeco liburuän scribaturic, suzco stagnera </text:span><text:span text:style-name="T25">iraitz ce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67">edi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24">Orhe berri </text:span><text:span text:style-name="T25">eguin behar gar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7">behar</text:span>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24">Hunen iainco eta saluadore </text:span><text:span text:style-name="T25">eracusten</text:span><text:span text:style-name="T24"> eta </text:span><text:span text:style-name="T25">declaratzen aic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24">Raçoin da gu-ere haren populu eguiazco eta obedient </text:span><text:span text:style-name="T25">eracuts gaitec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67">edi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24">Baldin haren hirá gure gainera erekarri nahi ezpadugu, hartaric </text:span><text:span text:style-name="T25">beguiratu behar gar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5">Leizarraga, Joanes. 1990 </text:span><text:span text:style-name="T72">[</text:span><text:span text:style-name="T71">1571</text:span><text:span text:style-name="T72">]</text:span><text:span text:style-name="T71">. </text:span><text:span text:style-name="T73">Iesus Christ gure iaunaren testamentu berria, Othoitza ecclesiasticoen forma,Catechismea, Kalendrera, ABC edo christinoen instructionea</text:span><text:span text:style-name="T7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7">behar</text:span>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Sinistetandot <text:span text:style-name="T13">[…]</text:span> gueure Iaunag<text:span text:style-name="T31">â, zeyna </text:span><text:span text:style-name="T45">izançan concebidua</text:span><text:span text:style-name="T31"> Espiritu Santuen obraz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76">Betolazaren “Doctrina christiana”. </text:span><text:span text:style-name="T77">Euskera</text:span><text:span text:style-name="T76"> 31(2). 505-526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67">a</text:span>(<text:span text:style-name="T67">k</text:span>) + <text:span text:style-name="T67">izan</text:span> (participle) + <text:span text:style-name="T67">izan</text:span> (auxiliary)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<text:span text:style-name="T6">Yzançan</text:span> <text:span text:style-name="T6">cruficicadua</text:span>, <text:span text:style-name="T6">hila</text:span> eta <text:span text:style-name="T6">sepultadua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76">Betolazaren “Doctrina christiana”. </text:span><text:span text:style-name="T77">Euskera</text:span><text:span text:style-name="T76"> 31(2). 505-526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67">a</text:span>(<text:span text:style-name="T67">k</text:span>) + <text:span text:style-name="T67">izan</text:span> (participle) + <text:span text:style-name="T67">izan</text:span> (auxiliary)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Lelengoa, sinistetea Iesu-Christo gure Iauna Guiçonzan partez <text:span text:style-name="T6">concebidua yzançala</text:span> Espiritu Santuen obraz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76">Betolazaren “Doctrina christiana”. </text:span><text:span text:style-name="T77">Euskera</text:span><text:span text:style-name="T76"> 31(2). 505-526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67">a</text:span>(<text:span text:style-name="T67">k</text:span>) + <text:span text:style-name="T67">izan</text:span> (participle) + <text:span text:style-name="T67">izan</text:span> (auxiliary)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Gassoto yrabacia yrachoen da <text:span text:style-name="T6">yracia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78">Lakarra, Joseba A. 1996. </text:span><text:span text:style-name="T79">Refranes y sentencias (1596): Ikerketak eta edizioa</text:span><text:span text:style-name="T78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<text:span text:style-name="T34">Edo eguiaz nay guzurraz, </text:span><text:span text:style-name="T35">elicatuco nays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78">Lakarra, Joseba A. 1996. </text:span><text:span text:style-name="T79">Refranes y sentencias (1596): Ikerketak eta edizioa</text:span><text:span text:style-name="T78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<text:span text:style-name="T7">Jayncoa laudatu dela gure errian espaytugu pendenciaric eliçaco gauzaetan baycicaçarrenac çarraynchu Eta </text:span><text:span text:style-name="T8">ofraçen baicara</text:span><text:span text:style-name="T7">.</text:span></text:p>
          </table:table-cell>
          <table:table-cell office:value-type="string" calcext:value-type="string">
            <text:p>Church process (1597)</text:p>
          </table:table-cell>
          <table:table-cell office:value-type="string" calcext:value-type="string">
            <text:p>Reguero, Urtzi. 2019. <text:span text:style-name="T67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Court transcripts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<text:span text:style-name="T6">Conçebitu ninçam</text:span> maldadeetam</text:p>
          </table:table-cell>
          <table:table-cell office:value-type="string" calcext:value-type="string">
            <text:p><text:span text:style-name="T67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67">Karmel</text:span> 166, 37<text:span text:style-name="T80">‒47.</text:span></text:p>
          </table:table-cell>
          <table:table-cell office:value-type="string" calcext:value-type="string">
            <text:p>Psalm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5" office:value-type="string" calcext:value-type="string">
            <text:p>Ni certaco jayo ninzan? <text:span text:style-name="T6">Salva nendin</text:span>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67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67">edin</text:span>]</text:p>
          </table:table-cell>
          <table:table-cell table:number-columns-repeated="16375"/>
        </table:table-row>
        <table:table-row table:style-name="ro1">
          <table:table-cell table:style-name="ce25" office:value-type="string" calcext:value-type="string">
            <text:p>Jaincoa ez nezan icus, <text:span text:style-name="T6">condena</text:span> al <text:span text:style-name="T6">nendin</text:span>, gauza tristea lizate; ordea, badate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67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67">edi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Oy çatoz, çatoz neuronen <text:span text:style-name="T6">escojid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7">Lazarraga eskuizkribuaren edizioa eta azterketa</text:span>, vol. 2: <text:span text:style-name="T67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Oyta goacen, ene <text:span text:style-name="T6">bedeicat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7">Lazarraga eskuizkribuaren edizioa eta azterketa</text:span>, vol. 2: <text:span text:style-name="T67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Dirurren <text:span text:style-name="T6">saldu ninçan</text:span> esclab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7">Lazarraga eskuizkribuaren edizioa eta azterketa</text:span>, vol. 2: <text:span text:style-name="T67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ilvero, bada, obato <text:span text:style-name="T6">erregidu</text:span> cegati <text:span text:style-name="T6">çan</text:span>, eseco andreac aguindu eusan Silviari <text:span text:style-name="T13">[…]</text:span> eugui leguiala utra contu andia Silvero erregietea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7">Lazarraga eskuizkribuaren edizioa eta azterketa</text:span>, vol. 2: <text:span text:style-name="T67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Oy, Sirena, çeñaen beguioc <text:span text:style-name="T6">direan</text:span> norteagaz <text:span text:style-name="T6">conparaduac</text:span>!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7">Lazarraga eskuizkribuaren edizioa eta azterketa</text:span>, vol. 2: <text:span text:style-name="T67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67">a</text:span><text:span text:style-name="T13">(</text:span><text:span text:style-name="T67">k</text:span><text:span text:style-name="T13">)</text:span>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Cegaiti <text:span text:style-name="T6">çan</text:span> utra <text:span text:style-name="T6">queridua</text:span> bere ugaçabaren esea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7">Lazarraga eskuizkribuaren edizioa eta azterketa</text:span>, vol. 2: <text:span text:style-name="T67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67">a</text:span><text:span text:style-name="T13">(</text:span><text:span text:style-name="T67">k</text:span><text:span text:style-name="T13">)</text:span>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Ene parteti <text:span text:style-name="T6">içango çara</text:span> justiciara <text:span text:style-name="T6">cit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7">Lazarraga eskuizkribuaren edizioa eta azterketa</text:span>, vol. 2: <text:span text:style-name="T67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Nic çu andiro laztan içana an <text:span text:style-name="T6">içango da prob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7">Lazarraga eskuizkribuaren edizioa eta azterketa</text:span>, vol. 2: <text:span text:style-name="T67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Denpora baten <text:span text:style-name="T6">içan ninçan</text:span> amore minez <text:span text:style-name="T6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7">Lazarraga eskuizkribuaren edizioa eta azterketa</text:span>, vol. 2: <text:span text:style-name="T67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67">a</text:span>(<text:span text:style-name="T67">k</text:span>) + <text:span text:style-name="T67">izan</text:span> (participle) + <text:span text:style-name="T67">izan</text:span> (auxiliary)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Neure aragui gaxtoaganic <text:span text:style-name="T6">içan ninçan</text:span> ni <text:span text:style-name="T6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7">Lazarraga eskuizkribuaren edizioa eta azterketa</text:span>, vol. 2: <text:span text:style-name="T67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67">a</text:span>(<text:span text:style-name="T67">k</text:span>) + <text:span text:style-name="T67">izan</text:span> (participle) + <text:span text:style-name="T67">izan</text:span> (auxiliary)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Laztanagana oy <text:span text:style-name="T6">içan ninçan</text:span> us eguin baga <text:span text:style-name="T6">gui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7">Lazarraga eskuizkribuaren edizioa eta azterketa</text:span>, vol. 2: <text:span text:style-name="T67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67">a</text:span>(<text:span text:style-name="T67">k</text:span>) + <text:span text:style-name="T67">izan</text:span> (participle) + <text:span text:style-name="T67">izan</text:span> (auxiliary)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Espilu artan <text:span text:style-name="T6">mira çatez</text:span>, nescame engañad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7">Lazarraga eskuizkribuaren edizioa eta azterketa</text:span>, vol. 2: <text:span text:style-name="T67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67">edi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Deo graciaz, çu, <text:span text:style-name="T6">açota çatez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7">Lazarraga eskuizkribuaren edizioa eta azterketa</text:span>, vol. 2: <text:span text:style-name="T67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67">edin</text:span>]</text:p>
          </table:table-cell>
          <table:table-cell table:number-columns-repeated="16375"/>
        </table:table-row>
        <table:table-row table:style-name="ro1">
          <table:table-cell table:style-name="ce5" office:value-type="string" calcext:value-type="string">
            <text:p><text:span text:style-name="T46">Emaztearen gaitzez </text:span><text:span text:style-name="T47">xikira zedina </text:span><text:span text:style-name="T46">adarreki </text:span><text:span text:style-name="T47">ehortz zedin</text:span></text:p>
          </table:table-cell>
          <table:table-cell table:style-name="ce8" office:value-type="string" calcext:value-type="string">
            <text:p>Oihenart’s <text:span text:style-name="T67">Euskal atsotitzak eta neurtitzak</text:span> (1657)</text:p>
          </table:table-cell>
          <table:table-cell table:style-name="ce11" office:value-type="string" calcext:value-type="string">
            <text:p><text:span text:style-name="T81">Oihenart, Arnaud. 2003 </text:span><text:span text:style-name="T82">[1657]</text:span><text:span text:style-name="T81">. </text:span><text:span text:style-name="T83">Euskal atsotitzak eta neurtitzak</text:span><text:span text:style-name="T84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Ea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67">edin</text:span>]</text:p>
          </table:table-cell>
          <table:table-cell table:style-name="ce13" table:number-columns-repeated="16375"/>
        </table:table-row>
        <table:table-row table:style-name="ro1">
          <table:table-cell table:style-name="ce6" office:value-type="string" calcext:value-type="string">
            <text:p><text:span text:style-name="T48">Emaztearen gaitzez </text:span><text:span text:style-name="T49">xikira zedina </text:span><text:span text:style-name="T48">adarreki </text:span><text:span text:style-name="T49">ehortz zedin</text:span></text:p>
          </table:table-cell>
          <table:table-cell table:style-name="ce8" office:value-type="string" calcext:value-type="string">
            <text:p>Oihenart’s <text:span text:style-name="T67">Euskal atsotitzak eta neurtitzak</text:span> (1657)</text:p>
          </table:table-cell>
          <table:table-cell office:value-type="string" calcext:value-type="string">
            <text:p><text:span text:style-name="T75">Oihenart, Arnaud. 2003 </text:span><text:span text:style-name="T72">[1657]</text:span><text:span text:style-name="T71">. </text:span><text:span text:style-name="T73">Euskal atsotitzak eta neurtitzak</text:span><text:span text:style-name="T74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67">edin</text:span>]</text:p>
          </table:table-cell>
          <table:table-cell table:style-name="ce13"/>
          <table:table-cell table:number-columns-repeated="16374"/>
        </table:table-row>
        <table:table-row table:style-name="ro1">
          <table:table-cell table:style-name="ce2" office:value-type="string" calcext:value-type="string">
            <text:p><text:span text:style-name="T7">Hil adi, </text:span><text:span text:style-name="T8">alaba aite</text:span></text:p>
          </table:table-cell>
          <table:table-cell table:style-name="ce8" office:value-type="string" calcext:value-type="string">
            <text:p>Oihenart’s <text:span text:style-name="T67">Euskal atsotitzak eta neurtitzak</text:span> (1657)</text:p>
          </table:table-cell>
          <table:table-cell office:value-type="string" calcext:value-type="string">
            <text:p><text:span text:style-name="T75">Oihenart, Arnaud. 2003 </text:span><text:span text:style-name="T72">[1657]</text:span><text:span text:style-name="T71">. </text:span><text:span text:style-name="T73">Euskal atsotitzak eta neurtitzak</text:span><text:span text:style-name="T74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67">edi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<text:span text:style-name="T7">Aberatsi nahi zena urthe bitan, </text:span><text:span text:style-name="T8">urkha zedin </text:span><text:span text:style-name="T7">urtherditan</text:span></text:p>
          </table:table-cell>
          <table:table-cell table:style-name="ce8" office:value-type="string" calcext:value-type="string">
            <text:p>Oihenart’s <text:span text:style-name="T67">Euskal atsotitzak eta neurtitzak</text:span> (1657)</text:p>
          </table:table-cell>
          <table:table-cell office:value-type="string" calcext:value-type="string">
            <text:p><text:span text:style-name="T75">Oihenart, Arnaud. 2003 </text:span><text:span text:style-name="T72">[1657]</text:span><text:span text:style-name="T71">. </text:span><text:span text:style-name="T73">Euskal atsotitzak eta neurtitzak</text:span><text:span text:style-name="T74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67">edi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Urrunera dohena ezkontzera, edo <text:span text:style-name="T6">da enganatu</text:span> edo doha enganatzera</text:p>
          </table:table-cell>
          <table:table-cell table:style-name="ce8" office:value-type="string" calcext:value-type="string">
            <text:p>Oihenart’s <text:span text:style-name="T67">Euskal atsotitzak eta neurtitzak</text:span> (1657)</text:p>
          </table:table-cell>
          <table:table-cell office:value-type="string" calcext:value-type="string">
            <text:p><text:span text:style-name="T75">Oihenart, Arnaud. 2003 </text:span><text:span text:style-name="T72">[1657]</text:span><text:span text:style-name="T71">. </text:span><text:span text:style-name="T73">Euskal atsotitzak eta neurtitzak</text:span><text:span text:style-name="T74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Zaharo zeno zeren <text:span text:style-name="T6">etzen xuxentu</text:span> da zuhatza makur azkentu</text:p>
          </table:table-cell>
          <table:table-cell table:style-name="ce8" office:value-type="string" calcext:value-type="string">
            <text:p>Oihenart’s <text:span text:style-name="T67">Euskal atsotitzak eta neurtitzak</text:span> (1657)</text:p>
          </table:table-cell>
          <table:table-cell office:value-type="string" calcext:value-type="string">
            <text:p><text:span text:style-name="T75">Oihenart, Arnaud. 2003 </text:span><text:span text:style-name="T72">[1657]</text:span><text:span text:style-name="T71">. </text:span><text:span text:style-name="T73">Euskal atsotitzak eta neurtitzak</text:span><text:span text:style-name="T74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<text:span text:style-name="T6">Eztate</text:span> ungi <text:span text:style-name="T6">zerbitzatu</text:span> bere mainatareki nahi duena dostatu</text:p>
          </table:table-cell>
          <table:table-cell table:style-name="ce8" office:value-type="string" calcext:value-type="string">
            <text:p>Oihenart’s <text:span text:style-name="T67">Euskal atsotitzak eta neurtitzak</text:span> (1657)</text:p>
          </table:table-cell>
          <table:table-cell office:value-type="string" calcext:value-type="string">
            <text:p><text:span text:style-name="T75">Oihenart, Arnaud. 2003 </text:span><text:span text:style-name="T72">[1657]</text:span><text:span text:style-name="T71">. </text:span><text:span text:style-name="T73">Euskal atsotitzak eta neurtitzak</text:span><text:span text:style-name="T74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Passive (future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67">izan </text:span><text:span text:style-name="T13">+ -</text:span><text:span text:style-name="T67">te</text:span><text:span text:style-name="T13">/-</text:span><text:span text:style-name="T67">ke</text:span>]</text:p>
          </table:table-cell>
          <table:table-cell table:number-columns-repeated="16375"/>
        </table:table-row>
        <table:table-row table:style-name="ro1">
          <table:table-cell table:style-name="ce21" office:value-type="string" calcext:value-type="string">
            <text:p>Atxeter zekeneti, abokatu goseti eta partida bien konseilu deneti, <text:span text:style-name="T6">begira adi</text:span> nola asaieti</text:p>
          </table:table-cell>
          <table:table-cell table:style-name="ce8" office:value-type="string" calcext:value-type="string">
            <text:p>Oihenart’s Euskal atsotitzak eta neurtitzak (1657)</text:p>
          </table:table-cell>
          <table:table-cell office:value-type="string" calcext:value-type="string">
            <text:p><text:span text:style-name="T81">Oihenart, Arnaud. 2003 </text:span><text:span text:style-name="T82">[1657]</text:span><text:span text:style-name="T81">. </text:span><text:span text:style-name="T83">Euskal atsotitzak eta neurtitzak</text:span><text:span text:style-name="T84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67">edin</text:span>]</text:p>
          </table:table-cell>
          <table:table-cell table:style-name="ce13" table:number-columns-repeated="16375"/>
        </table:table-row>
        <table:table-row table:style-name="ro1">
          <table:table-cell table:style-name="ce21" office:value-type="string" calcext:value-type="string">
            <text:p>Bere onak eztituena urrikari, <text:span text:style-name="T6">gomenda bedi</text:span> urte gaitzari</text:p>
          </table:table-cell>
          <table:table-cell table:style-name="ce8" office:value-type="string" calcext:value-type="string">
            <text:p>Oihenart’s Euskal atsotitzak eta neurtitzak (1657)</text:p>
          </table:table-cell>
          <table:table-cell office:value-type="string" calcext:value-type="string">
            <text:p><text:span text:style-name="T81">Oihenart, Arnaud. 2003 </text:span><text:span text:style-name="T82">[1657]</text:span><text:span text:style-name="T81">. </text:span><text:span text:style-name="T83">Euskal atsotitzak eta neurtitzak</text:span><text:span text:style-name="T84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67">edin</text:span>]</text:p>
          </table:table-cell>
          <table:table-cell table:style-name="ce13" table:number-columns-repeated="16375"/>
        </table:table-row>
        <table:table-row table:style-name="ro1">
          <table:table-cell table:style-name="ce23" office:value-type="string" calcext:value-type="string">
            <text:p><text:span text:style-name="T50">Acusatcen naiz </text:span><text:span text:style-name="T51">seigarren mandamentuan, pecatu eguin dedala</text:span></text:p>
          </table:table-cell>
          <table:table-cell office:value-type="string" calcext:value-type="string">
            <text:p><text:span text:style-name="T68">Otxoa de Arin’s </text:span><text:span text:style-name="T69">Doctrina christianaren explicacioa</text:span><text:span text:style-name="T70"> (1713)</text:span></text:p>
          </table:table-cell>
          <table:table-cell table:style-name="ce9" office:value-type="string" calcext:value-type="string">
            <text:p><text:span text:style-name="T85">Otxoa de Arin, Joseph. 1902 </text:span><text:span text:style-name="T86">[1713]. </text:span><text:span text:style-name="T87">Doctrina christianaren explicacioa</text:span><text:span text:style-name="T8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<text:span text:style-name="T52">Ciñatcen</text:span><text:span text:style-name="T53">, eta </text:span><text:span text:style-name="T54">santiguatcen gueradenean </text:span><text:span text:style-name="T51">confessatcen ditugu gueure fedè santuco mysterioaetan principalenac</text:span></text:p>
          </table:table-cell>
          <table:table-cell office:value-type="string" calcext:value-type="string">
            <text:p><text:span text:style-name="T68">Otxoa de Arin’s </text:span><text:span text:style-name="T69">Doctrina christianaren explicacioa</text:span><text:span text:style-name="T70"> (1713)</text:span></text:p>
          </table:table-cell>
          <table:table-cell table:style-name="ce9" office:value-type="string" calcext:value-type="string">
            <text:p><text:span text:style-name="T85">Otxoa de Arin, Joseph. 1902 </text:span><text:span text:style-name="T86">[1713]. </text:span><text:span text:style-name="T87">Doctrina christianaren explicacioa</text:span><text:span text:style-name="T8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<text:span text:style-name="T55">Jesu-Christo bera, ceña </text:span><text:span text:style-name="T54">ofrecitcen zayon</text:span><text:span text:style-name="T56"> </text:span><text:span text:style-name="T57">altare santuan bere aita eternoari gueure remedioraco, crutce santuan </text:span><text:span text:style-name="T58">ofrecitu citzaion </text:span><text:span text:style-name="T57">becela</text:span></text:p>
          </table:table-cell>
          <table:table-cell office:value-type="string" calcext:value-type="string">
            <text:p><text:span text:style-name="T68">Otxoa de Arin’s </text:span><text:span text:style-name="T69">Doctrina christianaren explicacioa</text:span><text:span text:style-name="T70"> (1713)</text:span></text:p>
          </table:table-cell>
          <table:table-cell table:style-name="ce9" office:value-type="string" calcext:value-type="string">
            <text:p><text:span text:style-name="T85">Otxoa de Arin, Joseph. 1902 </text:span><text:span text:style-name="T86">[1713]. </text:span><text:span text:style-name="T87">Doctrina christianaren explicacioa</text:span><text:span text:style-name="T8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<text:span text:style-name="T59">Jesu-Christo bera, ceña </text:span><text:span text:style-name="T60">ofrecitcen zayon </text:span><text:span text:style-name="T61">altare santuan bere aita eternoari gueure remedioraco, crutce santuan </text:span><text:span text:style-name="T62">ofrecitu citzaion</text:span><text:span text:style-name="T63"> </text:span><text:span text:style-name="T64">becela</text:span></text:p>
          </table:table-cell>
          <table:table-cell office:value-type="string" calcext:value-type="string">
            <text:p><text:span text:style-name="T68">Otxoa de Arin’s </text:span><text:span text:style-name="T69">Doctrina christianaren explicacioa</text:span><text:span text:style-name="T70"> (1713)</text:span></text:p>
          </table:table-cell>
          <table:table-cell table:style-name="ce9" office:value-type="string" calcext:value-type="string">
            <text:p><text:span text:style-name="T85">Otxoa de Arin, Joseph. 1902 </text:span><text:span text:style-name="T86">[1713]. </text:span><text:span text:style-name="T87">Doctrina christianaren explicacioa</text:span><text:span text:style-name="T8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<text:span text:style-name="T53">Culpaz eduqui baceban ignorantcia, </text:span><text:span text:style-name="T54">eztcebala disculpatu </text:span><text:span text:style-name="T51">ignorantcia orrec culpa içatetic</text:span></text:p>
          </table:table-cell>
          <table:table-cell office:value-type="string" calcext:value-type="string">
            <text:p><text:span text:style-name="T68">Otxoa de Arin’s </text:span><text:span text:style-name="T69">Doctrina christianaren explicacioa</text:span><text:span text:style-name="T70"> (1713)</text:span></text:p>
          </table:table-cell>
          <table:table-cell table:style-name="ce9" office:value-type="string" calcext:value-type="string">
            <text:p><text:span text:style-name="T85">Otxoa de Arin, Joseph. 1902 </text:span><text:span text:style-name="T86">[1713]. </text:span><text:span text:style-name="T87">Doctrina christianaren explicacioa</text:span><text:span text:style-name="T8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4" office:value-type="string" calcext:value-type="string">
            <text:p><text:span text:style-name="T53">Bere pecatuaz </text:span><text:span text:style-name="T54">alabatu </text:span><text:span text:style-name="T51">ote </text:span><text:span text:style-name="T54">dan </text:span><text:span text:style-name="T51">iñoren aurrean</text:span></text:p>
          </table:table-cell>
          <table:table-cell office:value-type="string" calcext:value-type="string">
            <text:p><text:span text:style-name="T68">Otxoa de Arin’s </text:span><text:span text:style-name="T69">Doctrina christianaren explicacioa</text:span><text:span text:style-name="T70"> (1713)</text:span></text:p>
          </table:table-cell>
          <table:table-cell table:style-name="ce9" office:value-type="string" calcext:value-type="string">
            <text:p><text:span text:style-name="T85">Otxoa de Arin, Joseph. 1902 </text:span><text:span text:style-name="T86">[1713]. </text:span><text:span text:style-name="T87">Doctrina christianaren explicacioa</text:span><text:span text:style-name="T8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<text:span text:style-name="T55">Bere vorondatez </text:span><text:span text:style-name="T65">loitu</text:span><text:span text:style-name="T66"> ote </text:span><text:span text:style-name="T65">dan</text:span><text:span text:style-name="T66">, edo procuratu ote deban </text:span><text:span text:style-name="T58">bere burua </text:span><text:span text:style-name="T57">loitcea</text:span></text:p>
          </table:table-cell>
          <table:table-cell office:value-type="string" calcext:value-type="string">
            <text:p><text:span text:style-name="T68">Otxoa de Arin’s </text:span><text:span text:style-name="T69">Doctrina christianaren explicacioa</text:span><text:span text:style-name="T70"> (1713)</text:span></text:p>
          </table:table-cell>
          <table:table-cell table:style-name="ce9" office:value-type="string" calcext:value-type="string">
            <text:p><text:span text:style-name="T85">Otxoa de Arin, Joseph. 1902 </text:span><text:span text:style-name="T86">[1713]. </text:span><text:span text:style-name="T87">Doctrina christianaren explicacioa</text:span><text:span text:style-name="T8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<text:span text:style-name="T53">Eta fiatu ote dan jaungoicoaren misericordian, sinisturic </text:span><text:span text:style-name="T54">salvatuco dala </text:span><text:span text:style-name="T51">aren medioz</text:span></text:p>
          </table:table-cell>
          <table:table-cell office:value-type="string" calcext:value-type="string">
            <text:p><text:span text:style-name="T68">Otxoa de Arin’s </text:span><text:span text:style-name="T69">Doctrina christianaren explicacioa</text:span><text:span text:style-name="T70"> (1713)</text:span></text:p>
          </table:table-cell>
          <table:table-cell table:style-name="ce9" office:value-type="string" calcext:value-type="string">
            <text:p><text:span text:style-name="T85">Otxoa de Arin, Joseph. 1902 </text:span><text:span text:style-name="T86">[1713]. </text:span><text:span text:style-name="T87">Doctrina christianaren explicacioa</text:span><text:span text:style-name="T8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67">izan</text:span>]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9"/>
          <table:table-cell table:number-columns-repeated="16381"/>
        </table:table-row>
        <table:table-row table:style-name="ro1">
          <table:table-cell office:value-type="string" calcext:value-type="string">
            <text:p>(continue collecting examples from Mounole (2011: 269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database of BHS paper manuscript on reflexivity)</text:p>
          </table:table-cell>
          <table:table-cell table:number-columns-repeated="16383"/>
        </table:table-row>
        <table:table-row table:style-name="ro1" table:number-rows-repeated="104844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, 'Arial Unicode M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adornments="Lodia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roman"/>
    <style:font-face style:name="TimesNewRomanPS-BoldItalicMT" svg:font-family="TimesNewRomanPS-BoldItalicMT"/>
    <style:font-face style:name="TimesNewRomanPS-ItalicMT" svg:font-family="TimesNewRomanPS-ItalicMT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8T12:51:46.700000000</meta:creation-date>
    <dc:date>2024-09-14T14:52:18.751000000</dc:date>
    <meta:editing-duration>PT8H4M48S</meta:editing-duration>
    <meta:editing-cycles>168</meta:editing-cycles>
    <meta:generator>LibreOffice/7.5.2.2$Windows_X86_64 LibreOffice_project/53bb9681a964705cf672590721dbc85eb4d0c3a2</meta:generator>
    <meta:document-statistic meta:table-count="1" meta:cell-count="1190" meta:object-count="0"/>
  </office:meta>
</office:document-meta>
</file>